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style:use-window-font-color="true" style:font-name="ArialMT" fo:font-size="18pt" style:text-underline-style="solid" style:text-underline-width="auto" style:text-underline-color="font-color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style:use-window-font-color="true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8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9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0" style:family="text">
      <style:text-properties fo:color="#2f2f2f" style:font-name="ArialMT" fo:font-size="18pt" style:text-underline-style="solid" style:text-underline-width="auto" style:text-underline-color="font-color" fo:font-weight="normal" style:font-name-asian="ArialMT" style:font-size-asian="18pt" style:font-weight-asian="normal" style:font-name-complex="ArialMT" style:font-size-complex="18pt" style:font-weight-complex="normal"/>
    </style:style>
    <style:style style:name="T11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made Toaster Pastry</text:p>
      <text:p text:style-name="P6">Serves: <text:span text:style-name="T6">4 to 6 servings (8 tarts)</text:span></text:p>
      <text:p text:style-name="P3"/>
      <text:p text:style-name="P2">Ingredients</text:p>
      <text:p text:style-name="P10"><text:span text:style-name="T3">3/4 cup </text:span><text:a xlink:type="simple" xlink:href="http://www.foodterms.com/encyclopedia/blueberry/index.html"><text:span text:style-name="T11">blueberry</text:span></text:a><text:span text:style-name="T5"> or </text:span><text:a xlink:type="simple" xlink:href="http://www.foodterms.com/encyclopedia/strawberry/index.html"><text:span text:style-name="T11">strawberry</text:span></text:a><text:span text:style-name="T3"> jam</text:span></text:p>
      <text:p text:style-name="P10"><text:span text:style-name="T3">1 tablespoon </text:span><text:a xlink:type="simple" xlink:href="http://www.foodterms.com/encyclopedia/cornstarch/index.html"><text:span text:style-name="T11">cornstarch</text:span></text:a><text:span text:style-name="T3"> mixed with 1 tablespoon cold water</text:span></text:p>
      <text:p text:style-name="P10"><text:span text:style-name="T3">2 sheets </text:span><text:a xlink:type="simple" xlink:href="http://www.foodterms.com/encyclopedia/puff-pastry/index.html"><text:span text:style-name="T11">puff pastry</text:span></text:a><text:span text:style-name="T3">, thawed</text:span></text:p>
      <text:p text:style-name="P11">1 cup powdered sugar</text:p>
      <text:p text:style-name="P10"><text:span text:style-name="T3">1 to 2 tablespoons fresh </text:span><text:a xlink:type="simple" xlink:href="http://www.foodterms.com/encyclopedia/lemon/index.html"><text:span text:style-name="T9">lemon</text:span></text:a><text:span text:style-name="T3"> juice</text:span></text:p>
      <text:p text:style-name="P11">Colored sugar, optional</text:p>
      <text:p text:style-name="P11"/>
      <text:p text:style-name="P2">Directions</text:p>
      <text:p text:style-name="P8">Preheat the oven to 425 degrees F.</text:p>
      <text:p text:style-name="P9"><text:span text:style-name="T3">In a small </text:span><text:a xlink:type="simple" xlink:href="http://www.foodterms.com/encyclopedia/saucepan/index.html"><text:span text:style-name="T11">saucepan</text:span></text:a><text:span text:style-name="T3">, bring the jam and cornstarch mixture to a </text:span><text:a xlink:type="simple" xlink:href="http://www.foodterms.com/encyclopedia/boil/index.html"><text:span text:style-name="T9">boil</text:span></text:a><text:span text:style-name="T3"> over medium heat. Reduce the heat to a </text:span><text:a xlink:type="simple" xlink:href="http://www.foodterms.com/encyclopedia/simmer/index.html"><text:span text:style-name="T11">simmer</text:span></text:a><text:span text:style-name="T3"> and cook stirring for 3 to 4 minutes. Set aside and let cool to room temperature.</text:span></text:p>
      <text:p text:style-name="P9"><text:span text:style-name="T3">Lay 1 sheet of pastry on a board and cut it into 4 equal strips. Put a heaping teaspoon of cooled </text:span><text:a xlink:type="simple" xlink:href="http://www.foodterms.com/encyclopedia/jam/index.html"><text:span text:style-name="T9">jam</text:span></text:a><text:span text:style-name="T3"> in the middle of the upper part of the </text:span><text:a xlink:type="simple" xlink:href="http://www.foodterms.com/encyclopedia/dough/index.html"><text:span text:style-name="T11">dough</text:span></text:a><text:span text:style-name="T3"> and fold over the bottom part. Seal the edges with a bit of water and crimp with a fork. Arrange the pastries on a parchment lined baking sheet. Repeat with the other pastry sheet. Bake until golden about 8 to 10 minutes. Remove the pastries from oven and allow them to cool completely.</text:span></text:p>
      <text:p text:style-name="P9"><text:span text:style-name="T3">In a small bowl, add the powdered sugar and </text:span><text:a xlink:type="simple" xlink:href="http://www.foodterms.com/encyclopedia/whisk/index.html"><text:span text:style-name="T9">whisk</text:span></text:a><text:span text:style-name="T3"> in, 1/2 tablespoon of lemon juice at a time, to make a thick icing consistency. </text:span><text:a xlink:type="simple" xlink:href="http://www.foodterms.com/encyclopedia/drizzle/index.html"><text:span text:style-name="T11">Drizzle</text:span></text:a><text:span text:style-name="T3"> the icing over the pastries and sprinkle with colored sugar, if desired. Allow the icing to set for about 30 minutes. Enjoy at room temperature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5:12:36</meta:creation-date>
    <meta:document-statistic meta:table-count="0" meta:image-count="0" meta:object-count="0" meta:page-count="1" meta:paragraph-count="14" meta:word-count="227" meta:character-count="1221"/>
    <dc:date>2011-08-09T15:15:04</dc:date>
    <dc:creator>Robert Houk</dc:creator>
    <meta:editing-duration>PT00H02M29S</meta:editing-duration>
    <meta:editing-cycles>1</meta:editing-cycles>
    <meta:generator>OpenOffice.org/3.2$Unix OpenOffice.org_project/320m18$Build-9502</meta:generator>
  </office:meta>
</office:document-meta>
</file>